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Resource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Resource.StringResource( Project project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Resource.add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Resource.is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Resource.setValu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Resource.setRefid( Reference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Resource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Resource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Resource.getInputStream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ingResource.setName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Resourc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Resour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Resource.setValueFromOutputStream( String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Resource.StringResourc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ResourceFilterOutputStream.StringResourceFilter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Resource.getOutput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ResourceFilterOutputStream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Resour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Resource.setEncodin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Resource.String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ingResource.get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